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72cfd" officeooo:paragraph-rsid="00072cfd" style:font-size-asian="10.5pt" style:font-size-complex="12pt"/>
    </style:style>
    <style:style style:name="T1" style:family="text">
      <style:text-properties officeooo:rsid="00072c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S Level 0</text:span></text:p>
      <text:p text:style-name="P1"/>
      <text:p text:style-name="P2">1. <text:s/>cat /proc/cpuinfo | grep model</text:p>
      <text:p text:style-name="P2"/>
      <text:p text:style-name="P2">3. <text:s/>cat /proc/meminfo | grep MemTotal</text:p>
      <text:p text:style-name="P2"/>
      <text:p text:style-name="P2">5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3:37:40.453129170</meta:creation-date>
    <dc:date>2017-03-29T23:43:00.246205076</dc:date>
    <meta:editing-duration>PT5M21S</meta:editing-duration>
    <meta:editing-cycles>1</meta:editing-cycles>
    <meta:document-statistic meta:table-count="0" meta:image-count="0" meta:object-count="0" meta:page-count="1" meta:paragraph-count="4" meta:word-count="16" meta:character-count="85" meta:non-whitespace-character-count="69"/>
    <meta:generator>LibreOffice/5.1.6.2$Linux_X86_64 LibreOffice_project/10m0$Build-2</meta:generator>
  </office:meta>
</office:document-meta>
</file>